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03f" officeooo:paragraph-rsid="000d203f"/>
    </style:style>
    <style:style style:name="P2" style:family="paragraph" style:parent-style-name="Standard">
      <style:text-properties officeooo:rsid="000d203f" officeooo:paragraph-rsid="001ab367"/>
    </style:style>
    <style:style style:name="P3" style:family="paragraph" style:parent-style-name="Standard">
      <style:text-properties officeooo:rsid="000e2105" officeooo:paragraph-rsid="000e2105"/>
    </style:style>
    <style:style style:name="P4" style:family="paragraph" style:parent-style-name="Standard">
      <style:text-properties officeooo:rsid="000e2105" officeooo:paragraph-rsid="00117d56"/>
    </style:style>
    <style:style style:name="P5" style:family="paragraph" style:parent-style-name="Standard">
      <style:text-properties officeooo:rsid="000e2105" officeooo:paragraph-rsid="001978d4"/>
    </style:style>
    <style:style style:name="P6" style:family="paragraph" style:parent-style-name="Standard">
      <style:text-properties officeooo:rsid="000e2105" officeooo:paragraph-rsid="001ab367"/>
    </style:style>
    <style:style style:name="P7" style:family="paragraph" style:parent-style-name="Standard">
      <style:text-properties officeooo:rsid="000e2105" officeooo:paragraph-rsid="001b7e5a"/>
    </style:style>
    <style:style style:name="P8" style:family="paragraph" style:parent-style-name="Standard">
      <style:text-properties officeooo:rsid="000e2105" officeooo:paragraph-rsid="001c603d"/>
    </style:style>
    <style:style style:name="P9" style:family="paragraph" style:parent-style-name="Standard">
      <style:text-properties officeooo:rsid="0012ff81" officeooo:paragraph-rsid="0012ff81"/>
    </style:style>
    <style:style style:name="P10" style:family="paragraph" style:parent-style-name="Standard">
      <style:text-properties officeooo:rsid="0015642f" officeooo:paragraph-rsid="0015642f"/>
    </style:style>
    <style:style style:name="P11" style:family="paragraph" style:parent-style-name="Standard">
      <style:text-properties officeooo:rsid="00166348" officeooo:paragraph-rsid="00166348"/>
    </style:style>
    <style:style style:name="P12" style:family="paragraph" style:parent-style-name="Standard">
      <style:text-properties officeooo:rsid="00177942" officeooo:paragraph-rsid="00177942"/>
    </style:style>
    <style:style style:name="P13" style:family="paragraph" style:parent-style-name="Standard">
      <style:text-properties officeooo:rsid="0017a8ab" officeooo:paragraph-rsid="001978d4"/>
    </style:style>
    <style:style style:name="P14" style:family="paragraph" style:parent-style-name="Standard">
      <style:text-properties officeooo:rsid="0017a8ab" officeooo:paragraph-rsid="0017a8ab"/>
    </style:style>
    <style:style style:name="P15" style:family="paragraph" style:parent-style-name="Standard">
      <style:text-properties officeooo:rsid="0017a8ab" officeooo:paragraph-rsid="001ab367"/>
    </style:style>
    <style:style style:name="P16" style:family="paragraph" style:parent-style-name="Standard">
      <style:text-properties officeooo:rsid="001978d4" officeooo:paragraph-rsid="001978d4"/>
    </style:style>
    <style:style style:name="P17" style:family="paragraph" style:parent-style-name="Standard">
      <style:text-properties officeooo:rsid="001978d4" officeooo:paragraph-rsid="001ab367"/>
    </style:style>
    <style:style style:name="P18" style:family="paragraph" style:parent-style-name="Standard">
      <style:text-properties officeooo:rsid="000ef510" officeooo:paragraph-rsid="001ab367"/>
    </style:style>
    <style:style style:name="P19" style:family="paragraph" style:parent-style-name="Standard">
      <style:text-properties officeooo:rsid="001b7e5a" officeooo:paragraph-rsid="001b7e5a"/>
    </style:style>
    <style:style style:name="P20" style:family="paragraph" style:parent-style-name="Standard">
      <style:text-properties officeooo:rsid="00117d56" officeooo:paragraph-rsid="00117d56"/>
    </style:style>
    <style:style style:name="P21" style:family="paragraph" style:parent-style-name="Standard">
      <style:text-properties officeooo:rsid="001db9be" officeooo:paragraph-rsid="001db9be"/>
    </style:style>
    <style:style style:name="T1" style:family="text">
      <style:text-properties officeooo:rsid="000d203f"/>
    </style:style>
    <style:style style:name="T2" style:family="text">
      <style:text-properties officeooo:rsid="000e2105"/>
    </style:style>
    <style:style style:name="T3" style:family="text">
      <style:text-properties officeooo:rsid="000f9453"/>
    </style:style>
    <style:style style:name="T4" style:family="text">
      <style:text-properties officeooo:rsid="00166348"/>
    </style:style>
    <style:style style:name="T5" style:family="text">
      <style:text-properties officeooo:rsid="00177942"/>
    </style:style>
    <style:style style:name="T6" style:family="text">
      <style:text-properties officeooo:rsid="0017a8ab"/>
    </style:style>
    <style:style style:name="T7" style:family="text">
      <style:text-properties officeooo:rsid="001ab367"/>
    </style:style>
    <style:style style:name="T8" style:family="text">
      <style:text-properties officeooo:rsid="001b7e5a"/>
    </style:style>
    <style:style style:name="T9" style:family="text">
      <style:text-properties officeooo:rsid="001c603d"/>
    </style:style>
    <style:style style:name="T10" style:family="text">
      <style:text-properties officeooo:rsid="001db9be"/>
    </style:style>
    <style:style style:name="T11" style:family="text">
      <style:text-properties officeooo:rsid="001e3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:</text:p>
      <text:p text:style-name="P1"/>
      <text:p text:style-name="P1">Enemy</text:p>
      <text:p text:style-name="P14"><text:tab/>hp</text:p>
      <text:p text:style-name="P14"><text:tab/><text:span text:style-name="T8">position</text:span></text:p>
      <text:p text:style-name="P7"><text:tab/><text:span text:style-name="T8">var idlew</text:span></text:p>
      <text:p text:style-name="P7"><text:tab/><text:span text:style-name="T8">var walkingt</text:span></text:p>
      <text:p text:style-name="P7"><text:tab/><text:span text:style-name="T8">var idlea</text:span></text:p>
      <text:p text:style-name="P19"><text:tab/>movement vector v</text:p>
      <text:p text:style-name="P6"><text:tab/>Different Enemies:</text:p>
      <text:p text:style-name="P15"><text:tab/><text:tab/>model</text:p>
      <text:p text:style-name="P15"><text:tab/><text:tab/>texture</text:p>
      <text:p text:style-name="P6"><text:tab/><text:tab/><text:span text:style-name="T8">action function:</text:span></text:p>
      <text:p text:style-name="P8"><text:tab/><text:tab/><text:tab/><text:span text:style-name="T8">if idlew &lt;= 0:</text:span></text:p>
      <text:p text:style-name="P8"><text:tab/><text:tab/><text:tab/><text:tab/><text:span text:style-name="T8">v = (insert enemy specific way for deciding walllking direction)</text:span></text:p>
      <text:p text:style-name="P8"><text:tab/><text:tab/><text:tab/><text:tab/><text:span text:style-name="T8">walkingt = (insert walking time)</text:span></text:p>
      <text:p text:style-name="P8"><text:tab/><text:tab/><text:tab/><text:span text:style-name="T9">else:</text:span></text:p>
      <text:p text:style-name="P8"><text:tab/><text:tab/><text:tab/><text:tab/><text:span text:style-name="T9">idlew -= 1</text:span></text:p>
      <text:p text:style-name="P8"/>
      <text:p text:style-name="P6"><text:tab/><text:tab/><text:tab/><text:span text:style-name="T8">if walkingt &gt; 0:</text:span></text:p>
      <text:p text:style-name="P6"><text:tab/><text:tab/><text:tab/><text:tab/><text:span text:style-name="T8">movement function</text:span></text:p>
      <text:p text:style-name="P6"><text:tab/><text:tab/><text:tab/><text:tab/><text:span text:style-name="T8">walkingt -= 1</text:span></text:p>
      <text:p text:style-name="P6"><text:tab/><text:tab/><text:tab/><text:span text:style-name="T9">else:</text:span></text:p>
      <text:p text:style-name="P6"><text:tab/><text:tab/><text:tab/><text:tab/><text:span text:style-name="T9">idlew = (time for not walking)</text:span></text:p>
      <text:p text:style-name="P6"/>
      <text:p text:style-name="P6"><text:tab/><text:tab/><text:tab/><text:span text:style-name="T9">if idlea &lt;= 0:</text:span></text:p>
      <text:p text:style-name="P6"><text:tab/><text:tab/><text:tab/><text:tab/><text:span text:style-name="T9">attack function (enemy specific)</text:span></text:p>
      <text:p text:style-name="P6"><text:tab/><text:tab/><text:tab/><text:tab/><text:span text:style-name="T9">idlea = (insert time for not attacking)</text:span></text:p>
      <text:p text:style-name="P6"><text:tab/><text:tab/><text:tab/><text:span text:style-name="T9">else:</text:span></text:p>
      <text:p text:style-name="P6"><text:tab/><text:tab/><text:tab/><text:tab/><text:span text:style-name="T9">idlea -= 1</text:span></text:p>
      <text:p text:style-name="P6"/>
      <text:p text:style-name="P8"/>
      <text:p text:style-name="P1">Weapon</text:p>
      <text:p text:style-name="P1"><text:tab/><text:span text:style-name="T7">switching weapon function:</text:span></text:p>
      <text:p text:style-name="P1"><text:tab/><text:tab/><text:span text:style-name="T7">if key pressed, which is for specific weapon:</text:span></text:p>
      <text:p text:style-name="P1"><text:tab/><text:tab/><text:tab/><text:span text:style-name="T7">switch to this weapon</text:span></text:p>
      <text:p text:style-name="P1"><text:tab/><text:tab/><text:span text:style-name="T7">if key pressed to switch to next weapon:</text:span></text:p>
      <text:p text:style-name="P1"><text:tab/><text:tab/><text:tab/><text:span text:style-name="T7">switch to next weapon</text:span></text:p>
      <text:p text:style-name="P1"><text:tab/><text:tab/><text:span text:style-name="T7">if key pressen to switch to previous weapon:</text:span></text:p>
      <text:p text:style-name="P1"><text:tab/><text:tab/><text:tab/><text:span text:style-name="T7">switch to previous wepaon</text:span></text:p>
      <text:p text:style-name="P1"/>
      <text:p text:style-name="P2"><text:tab/>Different Weapon Types (for player only): </text:p>
      <text:p text:style-name="P6"><text:tab/><text:tab/>model</text:p>
      <text:p text:style-name="P6"><text:tab/><text:tab/>texture</text:p>
      <text:p text:style-name="P18"><text:tab/><text:tab/>shooting <text:span text:style-name="T1">→ Summon </text:span><text:span text:style-name="T2">Ouchie Objects or do melee damage </text:span><text:span text:style-name="T7">function</text:span></text:p>
      <text:p text:style-name="P2"/>
      <text:p text:style-name="P1"/>
      <text:p text:style-name="P1"/>
      <text:p text:style-name="P3">Ouchie Objects</text:p>
      <text:p text:style-name="P13"><text:tab/>position</text:p>
      <text:p text:style-name="P5"><text:tab/>movement <text:span text:style-name="T6">vector v (?)</text:span></text:p>
      <text:p text:style-name="P16"><text:tab/>movement function</text:p>
      <text:p text:style-name="P6"><text:soft-page-break/><text:tab/>Ouchie Object types:</text:p>
      <text:p text:style-name="P6"/>
      <text:p text:style-name="P6"><text:tab/><text:tab/>Area Effect:</text:p>
      <text:p text:style-name="P6"/>
      <text:p text:style-name="P15"><text:tab/><text:tab/><text:tab/>Various Area Effects:</text:p>
      <text:p text:style-name="P15"/>
      <text:p text:style-name="P17"><text:tab/><text:tab/><text:tab/><text:tab/>texture</text:p>
      <text:p text:style-name="P17"><text:tab/><text:tab/><text:tab/><text:tab/>model</text:p>
      <text:p text:style-name="P17"><text:tab/><text:tab/><text:tab/><text:tab/>hostility</text:p>
      <text:p text:style-name="P6"><text:tab/><text:tab/><text:tab/><text:tab/>hit frequency</text:p>
      <text:p text:style-name="P18"><text:span text:style-name="T3"><text:tab/><text:tab/><text:tab/><text:tab/></text:span><text:span text:style-name="T7">hit function</text:span></text:p>
      <text:p text:style-name="P6"/>
      <text:p text:style-name="P6"><text:tab/><text:tab/>Projectile:</text:p>
      <text:p text:style-name="P6"/>
      <text:p text:style-name="P15"><text:tab/><text:tab/><text:tab/>Various projectiles:</text:p>
      <text:p text:style-name="P17"><text:tab/><text:tab/><text:tab/><text:tab/>texture</text:p>
      <text:p text:style-name="P17"><text:tab/><text:tab/><text:tab/><text:tab/>model</text:p>
      <text:p text:style-name="P17"><text:tab/><text:tab/><text:tab/><text:tab/>hostility</text:p>
      <text:p text:style-name="P18"><text:tab/><text:tab/><text:tab/><text:tab/><text:span text:style-name="T7">hit function</text:span></text:p>
      <text:p text:style-name="P1"/>
      <text:p text:style-name="P1"/>
      <text:p text:style-name="P1">Player</text:p>
      <text:p text:style-name="P1"><text:tab/><text:span text:style-name="T10">vector v</text:span></text:p>
      <text:p text:style-name="P4"><text:tab/>hp</text:p>
      <text:p text:style-name="P4"><text:tab/>position</text:p>
      <text:p text:style-name="P20"><text:tab/>horizontal movement <text:span text:style-name="T7">functio</text:span><text:span text:style-name="T11">n</text:span></text:p>
      <text:p text:style-name="P20"><text:tab/>vertic<text:span text:style-name="T10">al movement </text:span><text:span text:style-name="T11">function</text:span><text:span text:style-name="T10">:</text:span></text:p>
      <text:p text:style-name="P20"><text:tab/><text:tab/><text:span text:style-name="T10">vector v += g</text:span></text:p>
      <text:p text:style-name="P20"><text:tab/><text:tab/><text:span text:style-name="T10">if spacebar pressed and on floor:</text:span></text:p>
      <text:p text:style-name="P20"><text:tab/><text:tab/><text:tab/><text:span text:style-name="T10">vector v[2] = jumping strength</text:span></text:p>
      <text:p text:style-name="P1"/>
      <text:p text:style-name="P1"/>
      <text:p text:style-name="P1">Levels</text:p>
      <text:p text:style-name="P1"/>
      <text:p text:style-name="P1"/>
      <text:p text:style-name="P1"/>
      <text:p text:style-name="P9">MAIN:</text:p>
      <text:p text:style-name="P1"/>
      <text:p text:style-name="P12">game:</text:p>
      <text:p text:style-name="P11"><text:span text:style-name="T5">for</text:span> projectile hit other object:</text:p>
      <text:p text:style-name="P11"><text:tab/>projectile hit function</text:p>
      <text:p text:style-name="P12">for area effect:</text:p>
      <text:p text:style-name="P12"><text:tab/>area effect hit function</text:p>
      <text:p text:style-name="P11">if player hp &lt;= 0:</text:p>
      <text:p text:style-name="P11"><text:tab/>player ded function</text:p>
      <text:p text:style-name="P21">vertical movement function</text:p>
      <text:p text:style-name="P21">horizontal movement function</text:p>
      <text:p text:style-name="P12">for ouchie object:</text:p>
      <text:p text:style-name="P10"><text:tab/>ouchie object movement <text:span text:style-name="T4">function</text:span></text:p>
      <text:p text:style-name="P11">if mouse clicked:</text:p>
      <text:p text:style-name="P11"><text:tab/><text:span text:style-name="T6">weapon</text:span> attack function</text:p>
      <text:p text:style-name="P12">for enemy:</text:p>
      <text:p text:style-name="P11"><text:soft-page-break/><text:tab/>enemy action function</text:p>
      <text:p text:style-name="P10">update scr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47:22.352255966</meta:creation-date>
    <dc:date>2025-02-10T19:37:43.553262706</dc:date>
    <meta:editing-duration>PT45M2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84" meta:word-count="245" meta:character-count="1634" meta:non-whitespace-character-count="1314"/>
  </office:meta>
</office:document-meta>
</file>